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rsid="0008d991" officeooo:paragraph-rsid="0017c000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17c000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rsid="000792e1" officeooo:paragraph-rsid="0017c000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officeooo:paragraph-rsid="0017c000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font-weight="bold" officeooo:paragraph-rsid="0017c000" style:font-size-asian="12pt" style:font-weight-asian="bold" style:font-name-complex="Times New Roman" style:font-size-complex="12pt"/>
    </style:style>
    <style:style style:name="P6" style:family="paragraph" style:parent-style-name="Normal_20__28_Web_29_">
      <style:paragraph-properties fo:margin-top="0cm" fo:margin-bottom="0cm" loext:contextual-spacing="false" fo:line-height="100%" fo:text-align="justify" style:justify-single-word="false"/>
      <style:text-properties officeooo:paragraph-rsid="0017c000"/>
    </style:style>
    <style:style style:name="P7" style:family="paragraph" style:parent-style-name="Normal_20__28_Web_29_">
      <style:paragraph-properties fo:margin-top="0cm" fo:margin-bottom="0cm" loext:contextual-spacing="false" fo:line-height="100%" fo:text-align="justify" style:justify-single-word="false"/>
      <style:text-properties fo:font-weight="bold" officeooo:paragraph-rsid="0017c000" style:font-weight-asian="bold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 style:font-weight-complex="bold"/>
    </style:style>
    <style:style style:name="T3" style:family="text">
      <style:text-properties style:font-name="Times New Roman" fo:font-size="12pt" officeooo:rsid="0008d991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9628c" style:font-size-asian="12pt" style:font-name-complex="Times New 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Couverture de code </text:p>
      <text:p text:style-name="P5"/>
      <text:p text:style-name="P2"><text:span text:style-name="T1">Nous avons utilisé gcov pour effectuer la couverture de code. <text:s/>« La </text:span><text:span text:style-name="T2">couverture de code</text:span><text:span text:style-name="T1"> est une mesure utilisée pour décrire le taux de code source testé d'un programme. Ceci permet de mesurer la qualité des tests effectués. » (Source Wikipédia) </text:span></text:p>
      <text:p text:style-name="P3"><text:span text:style-name="T1">L'outil gcov nous permet donc de vérifier l’efficacité de nos test. </text:span><text:span text:style-name="T3">Nous obtenons donc une couverture de nos fichiers testés de respectivement 87,64 % pour piece.c et 92,92 % pour game.c. </text:span></text:p>
      <text:p text:style-name="P3"><text:span text:style-name="T3"/></text:p>
      <text:p text:style-name="P1"><text:span text:style-name="T1">image gcov_terminal.png</text:span></text:p>
      <text:p text:style-name="P1"><text:span text:style-name="T1"/></text:p>
      <text:p text:style-name="P1"><text:span text:style-name="T1">A la lecture des fichiers game.c.gcov et piece.c.gcov (en annexe) nous pouvons nous rendre compte que les lignes non exécutées sont des cas de gestions d'erreurs. </text:span><text:span text:style-name="T4">Nos tests sont donc correctement implémenté.</text:span></text:p>
      <text:p text:style-name="P2"><text:span text:style-name="T1"/></text:p>
      <text:p text:style-name="P1"><text:span text:style-name="T1">annexe game.c.gcov et piece.c.gcov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2:41:43.332451967</meta:creation-date>
    <dc:date>2016-04-22T22:43:05.840668047</dc:date>
    <meta:editing-duration>PT1M22S</meta:editing-duration>
    <meta:editing-cycles>1</meta:editing-cycles>
    <meta:document-statistic meta:table-count="0" meta:image-count="0" meta:object-count="0" meta:page-count="1" meta:paragraph-count="6" meta:word-count="113" meta:character-count="717" meta:non-whitespace-character-count="605"/>
    <meta:generator>LibreOffice/5.0.5.2$Linux_X86_64 LibreOffice_project/00m0$Build-2</meta:generator>
  </office:meta>
</office:document-meta>
</file>